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3"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3" style:family="paragraph" style:parent-style-name="Table_20_Contents">
      <style:paragraph-properties fo:text-align="center" style:justify-single-word="false" style:writing-mode="rl-tb"/>
      <style:text-properties officeooo:rsid="001e1e86" officeooo:paragraph-rsid="001e1e86"/>
    </style:style>
    <style:style style:name="P14" style:family="paragraph" style:parent-style-name="Table_20_Contents">
      <style:paragraph-properties fo:text-align="end" style:justify-single-word="false" style:writing-mode="rl-tb"/>
      <style:text-properties officeooo:rsid="001e1e86" officeooo:paragraph-rsid="001e1e86"/>
    </style:style>
    <style:style style:name="P15" style:family="paragraph" style:parent-style-name="Table_20_Contents">
      <style:paragraph-properties fo:text-align="end" style:justify-single-word="false" style:writing-mode="rl-tb"/>
      <style:text-properties officeooo:paragraph-rsid="0020583f"/>
    </style:style>
    <style:style style:name="P16" style:family="paragraph" style:parent-style-name="Table_20_Contents">
      <style:paragraph-properties fo:text-align="end" style:justify-single-word="false" style:writing-mode="rl-tb"/>
      <style:text-properties officeooo:paragraph-rsid="002bfdef"/>
    </style:style>
    <style:style style:name="P17" style:family="paragraph" style:parent-style-name="Table_20_Contents">
      <style:paragraph-properties fo:text-align="end" style:justify-single-word="false" style:writing-mode="rl-tb"/>
      <style:text-properties officeooo:paragraph-rsid="00307d85"/>
    </style:style>
    <style:style style:name="P18" style:family="paragraph" style:parent-style-name="Table_20_Contents">
      <style:paragraph-properties fo:text-align="end" style:justify-single-word="false" style:writing-mode="rl-tb"/>
      <style:text-properties officeooo:rsid="001f0ba7" officeooo:paragraph-rsid="001f0ba7"/>
    </style:style>
    <style:style style:name="P19" style:family="paragraph" style:parent-style-name="Table_20_Contents">
      <style:paragraph-properties fo:text-align="end" style:justify-single-word="false" style:writing-mode="rl-tb"/>
      <style:text-properties officeooo:rsid="0020583f" officeooo:paragraph-rsid="0020583f"/>
    </style:style>
    <style:style style:name="P20" style:family="paragraph" style:parent-style-name="Table_20_Contents">
      <style:paragraph-properties fo:text-align="end" style:justify-single-word="false" style:writing-mode="rl-tb"/>
      <style:text-properties officeooo:rsid="0020a833" officeooo:paragraph-rsid="0020a833"/>
    </style:style>
    <style:style style:name="P21" style:family="paragraph" style:parent-style-name="Table_20_Contents">
      <style:paragraph-properties fo:text-align="end" style:justify-single-word="false" style:writing-mode="rl-tb"/>
      <style:text-properties officeooo:rsid="00219107" officeooo:paragraph-rsid="00219107"/>
    </style:style>
    <style:style style:name="P22" style:family="paragraph" style:parent-style-name="Table_20_Contents">
      <style:paragraph-properties fo:text-align="end" style:justify-single-word="false" style:writing-mode="rl-tb"/>
      <style:text-properties officeooo:rsid="002279c3" officeooo:paragraph-rsid="002279c3"/>
    </style:style>
    <style:style style:name="P23" style:family="paragraph" style:parent-style-name="Table_20_Contents">
      <style:paragraph-properties fo:text-align="center" style:justify-single-word="false" style:writing-mode="rl-tb"/>
      <style:text-properties officeooo:rsid="0028d036" officeooo:paragraph-rsid="0028d036"/>
    </style:style>
    <style:style style:name="P24" style:family="paragraph" style:parent-style-name="Table_20_Contents">
      <style:paragraph-properties fo:text-align="end" style:justify-single-word="false" style:writing-mode="rl-tb"/>
      <style:text-properties officeooo:rsid="0028d036" officeooo:paragraph-rsid="0028d036"/>
    </style:style>
    <style:style style:name="P25" style:family="paragraph" style:parent-style-name="Table_20_Contents">
      <style:paragraph-properties fo:text-align="end" style:justify-single-word="false" style:writing-mode="rl-tb"/>
      <style:text-properties officeooo:rsid="0029f1e7" officeooo:paragraph-rsid="0029f1e7"/>
    </style:style>
    <style:style style:name="P26" style:family="paragraph" style:parent-style-name="Table_20_Contents">
      <style:paragraph-properties fo:text-align="end" style:justify-single-word="false" style:writing-mode="rl-tb"/>
      <style:text-properties officeooo:rsid="002f7a11" officeooo:paragraph-rsid="002f7a11"/>
    </style:style>
    <style:style style:name="P27" style:family="paragraph" style:parent-style-name="Table_20_Contents">
      <style:paragraph-properties fo:text-align="end" style:justify-single-word="false" style:writing-mode="rl-tb"/>
      <style:text-properties officeooo:rsid="00307d85" officeooo:paragraph-rsid="00307d85"/>
    </style:style>
    <style:style style:name="P28"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29"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30"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31" style:family="paragraph" style:parent-style-name="Text_20_body">
      <style:paragraph-properties fo:text-align="end" style:justify-single-word="false" style:writing-mode="rl-tb"/>
      <style:text-properties officeooo:rsid="002279c3" officeooo:paragraph-rsid="0022845b"/>
    </style:style>
    <style:style style:name="P32" style:family="paragraph" style:parent-style-name="Text_20_body">
      <style:paragraph-properties fo:text-align="end" style:justify-single-word="false" style:writing-mode="rl-tb"/>
      <style:text-properties officeooo:rsid="002812ac" officeooo:paragraph-rsid="002812ac"/>
    </style:style>
    <style:style style:name="P33" style:family="paragraph" style:parent-style-name="Table_20_Contents">
      <style:paragraph-properties fo:text-align="center" style:justify-single-word="false"/>
      <style:text-properties officeooo:rsid="001e1e86" officeooo:paragraph-rsid="001e1e86"/>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rsid="0028d036" officeooo:paragraph-rsid="0028d036"/>
    </style:style>
    <style:style style:name="P36" style:family="paragraph" style:parent-style-name="Table_20_Contents">
      <style:paragraph-properties fo:text-align="center" style:justify-single-word="false"/>
      <style:text-properties officeooo:rsid="00307d85" officeooo:paragraph-rsid="00307d85"/>
    </style:style>
    <style:style style:name="P37"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38" style:family="paragraph" style:parent-style-name="Standard" style:master-page-name="Standard">
      <style:paragraph-properties fo:text-align="end" style:justify-single-word="false" style:page-number="auto" style:writing-mode="rl-tb"/>
      <style:text-properties officeooo:paragraph-rsid="001b5a19"/>
    </style:style>
    <style:style style:name="P39"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40" style:family="paragraph" style:parent-style-name="Table_20_Contents">
      <style:paragraph-properties fo:text-align="end" style:justify-single-word="false" style:writing-mode="rl-tb"/>
      <style:text-properties officeooo:paragraph-rsid="00353d24"/>
    </style:style>
    <style:style style:name="P41" style:family="paragraph" style:parent-style-name="Table_20_Contents" style:list-style-name="List_20_1">
      <style:paragraph-properties fo:text-align="end" style:justify-single-word="false" style:writing-mode="rl-tb"/>
      <style:text-properties officeooo:paragraph-rsid="003a41fe"/>
    </style:style>
    <style:style style:name="P42" style:family="paragraph" style:parent-style-name="Table_20_Contents">
      <style:paragraph-properties fo:text-align="end" style:justify-single-word="false" style:writing-mode="rl-tb"/>
      <style:text-properties officeooo:rsid="003a1916" officeooo:paragraph-rsid="003a1916"/>
    </style:style>
    <style:style style:name="P43" style:family="paragraph" style:parent-style-name="Table_20_Contents">
      <style:paragraph-properties fo:text-align="end" style:justify-single-word="false" style:writing-mode="rl-tb"/>
      <style:text-properties officeooo:rsid="003a41fe" officeooo:paragraph-rsid="003a41fe"/>
    </style:style>
    <style:style style:name="P44"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45" style:family="paragraph" style:parent-style-name="Table_20_Contents">
      <style:paragraph-properties fo:text-align="end" style:justify-single-word="false" style:writing-mode="rl-tb"/>
      <style:text-properties officeooo:rsid="003b7678" officeooo:paragraph-rsid="003b7678"/>
    </style:style>
    <style:style style:name="P46" style:family="paragraph" style:parent-style-name="Table_20_Contents">
      <style:paragraph-properties fo:text-align="end" style:justify-single-word="false" style:writing-mode="rl-tb"/>
      <style:text-properties officeooo:rsid="003bd0e3" officeooo:paragraph-rsid="003bd0e3"/>
    </style:style>
    <style:style style:name="P47" style:family="paragraph" style:parent-style-name="Table_20_Contents">
      <style:paragraph-properties fo:text-align="end" style:justify-single-word="false" style:writing-mode="rl-tb"/>
      <style:text-properties officeooo:rsid="003c1d54" officeooo:paragraph-rsid="003c1d54"/>
    </style:style>
    <style:style style:name="P48"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49"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50"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fo:language="en" fo:country="US" style:letter-kerning="true" style:font-name-asian="Noto Serif CJK SC" style:language-asian="zh" style:country-asian="CN" style:language-complex="hi" style:country-complex="IN"/>
    </style:style>
    <style:style style:name="T10"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1"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2"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3"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4"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5"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6"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7"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18"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19"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20"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21"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22"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23"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24"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25"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26" style:family="text">
      <style:text-properties officeooo:rsid="001f0ba7"/>
    </style:style>
    <style:style style:name="T27" style:family="text">
      <style:text-properties officeooo:rsid="0020583f"/>
    </style:style>
    <style:style style:name="T28" style:family="text">
      <style:text-properties officeooo:rsid="0020a833"/>
    </style:style>
    <style:style style:name="T29" style:family="text">
      <style:text-properties officeooo:rsid="00219107"/>
    </style:style>
    <style:style style:name="T30" style:family="text">
      <style:text-properties officeooo:rsid="002279c3"/>
    </style:style>
    <style:style style:name="T31" style:family="text">
      <style:text-properties officeooo:rsid="0022845b"/>
    </style:style>
    <style:style style:name="T32" style:family="text">
      <style:text-properties officeooo:rsid="0027459e"/>
    </style:style>
    <style:style style:name="T33" style:family="text">
      <style:text-properties officeooo:rsid="0028d036"/>
    </style:style>
    <style:style style:name="T34" style:family="text">
      <style:text-properties officeooo:rsid="0029f1e7"/>
    </style:style>
    <style:style style:name="T35" style:family="text">
      <style:text-properties officeooo:rsid="002a8808"/>
    </style:style>
    <style:style style:name="T36" style:family="text">
      <style:text-properties officeooo:rsid="00307d85"/>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5">ع</text:span><text:span text:style-name="T16">نوان: </text:span><text:span text:style-name="T17">مستند تحلیل اینترنت بانک</text:span></text:p>
      <text:p text:style-name="P4"/>
      <text:p text:style-name="P4">توضیح: در این سند use case های مختلف در اینترنت بانک تشریح شده است.</text:p>
      <text:p text:style-name="P4"/>
      <text:p text:style-name="P4">Actor: مشتری ای که قبلًا در بانک حساب باز کرده است.</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نویسنده: مهدی کرمی</text:p>
      <text:p text:style-name="P5"><text:soft-page-break/></text:p>
      <text:p text:style-name="P5">فهرست:</text:p>
      <text:p text:style-name="P5"/>
      <text:p text:style-name="P12"><text:span text:style-name="T11">use case</text:span><text:span text:style-name="T9"> ثبت نام………………………………… ………… </text:span><text:span text:style-name="T10">3</text:span></text:p>
      <text:p text:style-name="P9">use case ورود……….…………………………………….…. 5</text:p>
      <text:p text:style-name="P10">use case کارت به کارت ….….….….….….….….…….….…. 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ثبت نام:</text:p>
      <text:p text:style-name="P7"/>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33">Use case</text:p>
          </table:table-cell>
          <table:table-cell table:style-name="Table1.B5" office:value-type="string">
            <text:p text:style-name="P37">Sign Upثبت نام یا </text:p>
          </table:table-cell>
        </table:table-row>
        <table:table-row>
          <table:table-cell table:style-name="Table1.A5" office:value-type="string">
            <text:p text:style-name="P33">توضیح</text:p>
          </table:table-cell>
          <table:table-cell table:style-name="Table1.B5" office:value-type="string">
            <text:p text:style-name="P13">در این نوع use case مشتری مراحل ثبت نام را انجام می دهد.</text:p>
          </table:table-cell>
        </table:table-row>
        <table:table-row>
          <table:table-cell table:style-name="Table1.A5" office:value-type="string">
            <text:p text:style-name="P33">Actor</text:p>
          </table:table-cell>
          <table:table-cell table:style-name="Table1.B5" office:value-type="string">
            <text:p text:style-name="P13">مشتری که قبلا در بانک یک حساب باز کرده و در ا<text:span text:style-name="T27">ین مرحله</text:span> کاربر مهمان نامیده می شود.</text:p>
          </table:table-cell>
        </table:table-row>
        <table:table-row>
          <table:table-cell table:style-name="Table1.A5" office:value-type="string">
            <text:p text:style-name="P33">شرح عملیات</text:p>
          </table:table-cell>
          <table:table-cell table:style-name="Table1.B5" office:value-type="string">
            <text:p text:style-name="P14">1- کاربر مهمان صفحه مرورگر را باز کرده و وارد سایت localhost می شود.</text:p>
            <text:p text:style-name="P14">2- <text:span text:style-name="T26">صفحه خوش آمدگویی بانک ظاهر می شود.</text:span></text:p>
            <text:p text:style-name="P18">3- به منظور ثبت نام و استفاده از عملیات های مختلف بانکی بر روی لینک ثبت نام کلیک می کند.</text:p>
            <text:p text:style-name="P18">4- صفحه شروع ثبت نام ظاهر می شود.</text:p>
            <text:p text:style-name="P18">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18">6- <text:span text:style-name="T27">یک رمز OTP یا شناسه رمز یک بار مصرف 5 رقمه به تلفن همراه ثبت شده ارسال خواهد شد.</text:span></text:p>
            <text:p text:style-name="P19">7- صفحه جدید به منظور مرحله دوم ثبت نام ظاهر می شود.</text:p>
            <text:p text:style-name="P15"><text:span text:style-name="T27">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27"> وارد کردن حرف در باکس های تاریخ تولد انجام می شود.</text:span></text:p>
            <text:p text:style-name="P15"><text:span text:style-name="T27">9- </text:span><text:span text:style-name="T28">صفحه جدید به منظور </text:span><text:span text:style-name="T2">بررسی</text:span><text:span text:style-name="T28"> اطلاعات کارت ظاهر می شوذ.</text:span></text:p>
            <text:p text:style-name="P20">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20">11- در باکس بعدی همین صفحه کاربر باید <text:span text:style-name="T32">CVV2 را وارد کند.</text:span></text:p>
            <text:p text:style-name="P20">12- سپس کاربر باید با کلیک بر روی درخواست رمز پویا، درخواست رمز پویای یک بار مصرف <text:span text:style-name="T29">کند.</text:span></text:p>
            <text:p text:style-name="P21">13- <text:span text:style-name="T28">پ</text:span>یغام رمز <text:span text:style-name="T28">پ</text:span>ویا هفت رقمه برای کاربر ارسال می شود.</text:p>
            <text:p text:style-name="P21">14- کاربر باید رمز را در باکس مربوطه وارد نماید.</text:p>
            <text:p text:style-name="P21">15- در نهایت کاربر دکمه بررسی کارت را باید تایید کند.</text:p>
            <text:p text:style-name="P21">16- در این مرحله صفحه <text:span text:style-name="T28">پ</text:span>ایان ثبت نام ظاهر می شود.</text:p>
            <text:p text:style-name="P21">17- کاربر باید نام کاربری<text:span text:style-name="T28">،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30">)</text:span></text:p>
            <text:p text:style-name="P22">18- رمز عبور باید شامل قوانین زیر باشد:</text:p>
            <text:p text:style-name="P22"/>
            <text:list xml:id="list2852725001" text:style-name="L1">
              <text:list-item>
                <text:p text:style-name="P48"><text:soft-page-break/>رمز عبور شما باید حداقل 8 کاراکتر باشد. </text:p>
              </text:list-item>
              <text:list-item>
                <text:p text:style-name="P49">رمز عبور شما باید شامل عدد باشد. </text:p>
              </text:list-item>
              <text:list-item>
                <text:p text:style-name="P49">رمز عبور شما باید شامل حروف کوچک و بزرگ انگلیسی باشد. </text:p>
              </text:list-item>
              <text:list-item>
                <text:p text:style-name="P49">رمز عبور شما نباید شامل نام کاربری شما باشد. (اشتراک 3 کاراکتر و بیشتر مجاز نمی باشد) </text:p>
              </text:list-item>
              <text:list-item>
                <text:p text:style-name="P49">رمز عبور شما نباید شامل شماره تلفن همراه خودتان باشد. </text:p>
              </text:list-item>
              <text:list-item>
                <text:p text:style-name="P49">رمز عبور شما نباید شامل کد ملی خودتان باشد. </text:p>
              </text:list-item>
              <text:list-item>
                <text:p text:style-name="P49">رمز عبور و تکرار رمز عبور شما باید یکسان باشد. </text:p>
              </text:list-item>
              <text:list-item>
                <text:p text:style-name="P50">توصیه می شود حداقل از یکی از علایم خاص شامل <text:span text:style-name="Strong_20_Emphasis">} { ] [ _ ~ ! @ # $ % ^ &amp; * ( )</text:span> در رمز عبور استفاده شود. </text:p>
              </text:list-item>
            </text:list>
            <text:p text:style-name="P31">19- <text:span text:style-name="T31">در نهایت با زدن دکمه </text:span><text:span text:style-name="T28">پ</text:span><text:span text:style-name="T31">ایان ثبت نام توسط کاربر عملیات به </text:span><text:span text:style-name="T28">پ</text:span><text:span text:style-name="T31">ایان می رسد و </text:span><text:span text:style-name="T28">پ</text:span><text:span text:style-name="T31">یغام "عملیات با موفقیت ثبت شد و </text:span><text:span text:style-name="T28">پ</text:span><text:span text:style-name="T31">روفایل شما بعد از شش ساعت فعال خواهد شد" ظاهر می شود.</text:span></text:p>
            <text:p text:style-name="P32">20- صفحه خوش آمدگویی اول ظاهر می شود.</text:p>
          </table:table-cell>
        </table:table-row>
      </table:table>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ورود:</text:p>
      <text:p text:style-name="P8"/>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34"><text:s/><text:span text:style-name="T33">Use case</text:span></text:p>
          </table:table-cell>
          <table:table-cell table:style-name="Table2.B2" office:value-type="string">
            <text:p text:style-name="P23">ورود یا Login</text:p>
          </table:table-cell>
        </table:table-row>
        <table:table-row>
          <table:table-cell table:style-name="Table2.A5" office:value-type="string">
            <text:p text:style-name="P35">توضیح</text:p>
          </table:table-cell>
          <table:table-cell table:style-name="Table2.B3" office:value-type="string">
            <text:p text:style-name="P24">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35">Actor</text:p>
          </table:table-cell>
          <table:table-cell table:style-name="Table2.B4" office:value-type="string">
            <text:p text:style-name="P24">از این Use case به بعد، به کاربر مهمانی که قبلاً ثبت نام کرده، مشتری گفته می شود.</text:p>
          </table:table-cell>
        </table:table-row>
        <table:table-row>
          <table:table-cell table:style-name="Table2.A5" office:value-type="string">
            <text:p text:style-name="P35">شرح عملیات</text:p>
          </table:table-cell>
          <table:table-cell table:style-name="Table2.B5" office:value-type="string">
            <text:p text:style-name="P24">1- <text:span text:style-name="T34">ابتدا مشتری وارد سایت localhost می شود.</text:span></text:p>
            <text:p text:style-name="P25">2- صفحه ورود مشتری ظاهر می شود.</text:p>
            <text:p text:style-name="P25">3- مشتری باید نام کاربری و رمز عبور خود را که در Use case ثبت نام ساخته است، وارد نماید و سپس بر روی دکمه ورود <text:span text:style-name="T35">به سامانه</text:span> کلیک کند.</text:p>
            <text:p text:style-name="P25">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35">کردن</text:span> آن نیازی به تایید دکمه ای که نشان دهد مقدار <text:s/>را وارد کرده است، نخواهد بود. وب سایت به صورت دینامیک پس از وارد کردن مقادیر، <text:span text:style-name="T35">وضعیت صحت آن را بررسی می کند.</text:span></text:p>
            <text:p text:style-name="P16"><text:span text:style-name="T35">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26"><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1"><text:soft-page-break/>کارت به کارت:</text:p>
      <text:p text:style-name="P3"/>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36">Use case</text:p>
          </table:table-cell>
          <table:table-cell table:style-name="Table3.B4" office:value-type="string">
            <text:p text:style-name="P36">کارت به کارت درون بانکی و شتابی</text:p>
          </table:table-cell>
        </table:table-row>
        <table:table-row>
          <table:table-cell table:style-name="Table3.A5" office:value-type="string">
            <text:p text:style-name="P36">توضیح</text:p>
          </table:table-cell>
          <table:table-cell table:style-name="Table3.B4" office:value-type="string">
            <text:p text:style-name="P17"><text:span text:style-name="T36">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36">Actor</text:p>
          </table:table-cell>
          <table:table-cell table:style-name="Table3.B4" office:value-type="string">
            <text:p text:style-name="P27">مشتری ای که قبلاً در سایت ثبت نام کرده است.</text:p>
          </table:table-cell>
        </table:table-row>
        <table:table-row table:style-name="Table3.5">
          <table:table-cell table:style-name="Table3.A5" office:value-type="string">
            <text:p text:style-name="P36">شرح عملیات</text:p>
          </table:table-cell>
          <table:table-cell table:style-name="Table3.B5" office:value-type="string">
            <text:p text:style-name="P28">1- پس از ورود به سایت<text:span text:style-name="T12">، باید ابتدا وارد ماژول کارت به کارت درون بانکی و شتابی شد.</text:span></text:p>
            <text:p text:style-name="P29"><text:span text:style-name="T13">2- </text:span><text:span text:style-name="T14">صفحه مورد نظر ظاهر خواهد شد</text:span><text:span text:style-name="T13">، </text:span><text:span text:style-name="T14">با این توضیح در بالای آن که "کاربران گرامی، در صورت تمایل می توانید سایر ملی کارت های خود که در لیست زیر نمایش داده نمیشوند را اضافه نمایید."</text:span><text:span text:style-name="T13">، </text:span><text:span text:style-name="T14">و به این منظور</text:span><text:span text:style-name="T13">، </text:span><text:span text:style-name="T14">دکمه ای برای تنظیمات کارت در جلوی متن یاد شده قرار گرفته است.</text:span></text:p>
            <text:p text:style-name="P30"><text:span text:style-name="T12">3- بعد از این متن</text:span><text:span text:style-name="T13">، </text:span><text:span text:style-name="T12">لیست شماره کارت هایی که قرار است عملیات کارت به کارت با آن صورت گیرد</text:span><text:span text:style-name="T13"> </text:span><text:span text:style-name="T12">به صورت منوی زبانه ای قرار گرفته است.</text:span></text:p>
            <text:p text:style-name="P30"><text:span text:style-name="T12">4- بعد از انتخاب شماره کارت</text:span><text:span text:style-name="T13">، </text:span><text:span text:style-name="T12">باید کد CVV2 را وارد کرد</text:span><text:span text:style-name="T13">. </text:span><text:span text:style-name="T12">به منظور رعایت اصول امنیتی</text:span><text:span text:style-name="T13"> </text:span><text:span text:style-name="T12">در کنار باکس این کد یک صفحه کلید مجازی تعبیه شده است. در ضمن با وارد کردن مقادیر به جای نمایش به صورت عددی</text:span><text:span text:style-name="T13">، </text:span><text:span text:style-name="T12">دایره توپر نشان داده می شود.</text:span></text:p>
            <text:p text:style-name="P40"><text:span text:style-name="T19">5- </text:span><text:span text:style-name="T20">در باکس بعدی ورود رمز دوم قرار دار</text:span><text:span text:style-name="T21">د. در کنار این باکس، دکمه درخواست رمز دوم کارت قرار گرفته است. مشتری به منظور تولید رمز یک بار مصرف باید بر روی این دکه کلیک کند.</text:span></text:p>
            <text:p text:style-name="P42"><text:span text:style-name="T18">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span></text:p>
            <text:p text:style-name="P42"><text:span text:style-name="T18">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span></text:p>
            <text:p text:style-name="P42"><text:span text:style-name="T18">8- در این مرحله مشتری باید مبلغ انتقالی مورد نظر را به واحد پولی ریال وارد نماید. </text:span><text:span text:style-name="T22">بر روی این باکس اعتبار سنجی به منظور عدم وارد کردن حروف صورت می گیرد.</text:span></text:p>
            <text:p text:style-name="P43"><text:span text:style-name="T18">9- در پایین ترین موقعیت صفحه ظاهر شده در همین use case، چهار دکمه با این عناوین قرار دارد: </text:span></text:p>
            <text:list xml:id="list1447453810" text:style-name="List_20_1">
              <text:list-item>
                <text:p text:style-name="P41"><text:span text:style-name="T22"><text:s/>راهنما: که به صورت قدم به قدم تمامی مراحل بالا را تشریح می کند.</text:span></text:p>
              </text:list-item>
              <text:list-item>
                <text:p text:style-name="P41"><text:span text:style-name="T22">پاک کردن: در صورتی که مشتری بخواهد مقادیر کلیه باکس ها را به صورت یکجا پاک کند.</text:span></text:p>
              </text:list-item>
              <text:list-item>
                <text:p text:style-name="P44"><text:span text:style-name="T22">ا</text:span><text:span text:style-name="T18">نصراف: در صورت که مشتری از انجام عملیات منصرف شده باشد.</text:span></text:p>
              </text:list-item>
              <text:list-item>
                <text:p text:style-name="P44"><text:span text:style-name="T18">ادامه: به منظور تایید اطلاعات داده توسط مشتری و ادامه عملیات باید بر روی این دکمه کلیک شود.</text:span></text:p>
              </text:list-item>
            </text:list>
            <text:p text:style-name="P45"><text:span text:style-name="T18">10- پس از وارد کردن مقادیر خواسته شده و کلیک بر روی دکمه ادامه، </text:span><text:span text:style-name="T23">صفحه حال دوباره لود می شود. شماره و دارنده کارت مقصد، شماره حساب متصل به کارت، مبلغ انتقالی و نام بانک مقصد به منظور اطمینان از این عملیات به مشتری اطلاع داده خواهد شد.</text:span></text:p>
            <text:p text:style-name="P46"><text:span text:style-name="T18">11- در موقعیت </text:span><text:span text:style-name="T24">پ</text:span><text:span text:style-name="T18">ایین سمت راست صفحه، یک CheckBox به نام ذخیره در فهرست </text:span><text:soft-page-break/><text:span text:style-name="T18">تماس قرار دارد که وظیفه ثبت شماره کارت را بر عهده دارد.(رجوع شود به مرحله 7)</text:span></text:p>
            <text:p text:style-name="P46"><text:span text:style-name="T18">12- </text:span><text:span text:style-name="T25">به منظور تایید عملیات فوق، مشتری باید بر روی دکمه تایید کلیک کند در غیر این صورت باید دکمه انصراف فشرده شود.</text:span></text:p>
            <text:p text:style-name="P47"><text:span text:style-name="T18">13- پس از تایید عملیات، صفحه اصلی لود خواهد شد و مبلغ انتقالی از موجودی کسر شده و موجودی به روز می شود.</text:span></text:p>
            <text:p text:style-name="P47"><text:span text:style-name="T18">14- پیغامی هم از طرف بانک با عنوان انتقال، مبلغ انتقال، پنج رقم آخر شماره حساب، مانده حساب، تاریخ و زمان عملیات انتقال به مشتری ارسال خواهد شد.</text:span></text:p>
          </table:table-cell>
        </table:table-row>
      </table:table>
      <text:p text:style-name="P1"/>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1T00:19:36.454295815</dc:date>
    <meta:editing-cycles>25</meta:editing-cycles>
    <meta:editing-duration>PT1H16M</meta:editing-duration>
    <meta:generator>LibreOffice/6.4.3.2$Linux_X86_64 LibreOffice_project/40$Build-2</meta:generator>
    <meta:document-statistic meta:table-count="3" meta:image-count="0" meta:object-count="0" meta:page-count="7" meta:paragraph-count="85" meta:word-count="1469" meta:character-count="6804" meta:non-whitespace-character-count="5418"/>
  </office:meta>
</office:document-meta>
</file>